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830000536000002C70B582AEEB.svm"/>
  <manifest:file-entry manifest:media-type="" manifest:full-path="Pictures/2000006A0000220F0000324C1E04E0DB.svm"/>
  <manifest:file-entry manifest:media-type="" manifest:full-path="Pictures/2000002D00000C1B00000ED01F8877F3.svm"/>
  <manifest:file-entry manifest:media-type="" manifest:full-path="Pictures/200000700000294300001EC4752A11B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paragraph-properties fo:text-align="justify" style:justify-single-word="false"/>
      <style:text-properties fo:color="#000000" style:font-name="Times New Roman1" fo:font-size="11.5pt" style:font-name-asian="Times New Roman1" style:font-size-asian="11.5pt" style:font-name-complex="Times New Roman1" style:font-size-complex="11.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chitektúra systému</text:h>
      <text:p text:style-name="P2">Navrhovaný systém je založený na architektúre klient-server a postavený webových technológiách. V našom prípade server predstavuje HTTP server a klientsku časť tvorí webový prehliadač užívateľa. To nám umožňuje flexibilne spravovať a odlaďovať systém bez nutnosti zmeny softvérového vybavenia u koncového užívateľa. Logická architektúra systému je zobrazená na obrázku XX.</text:p>
      <text:p text:style-name="Standard"/>
      <text:p text:style-name="Standard"><draw:frame draw:style-name="fr1" draw:name="graphics3" text:anchor-type="paragraph" svg:width="16.999cm" svg:height="9.058cm" draw:z-index="1"><draw:image xlink:href="Pictures/200001830000536000002C70B582AEEB.svm" xlink:type="simple" xlink:show="embed" xlink:actuate="onLoad"/></draw:frame></text:p>
      <text:p text:style-name="P1">Obrázok XX. Model architektúry systému</text:p>
      <text:p text:style-name="Standard"/>
      <text:p text:style-name="P2">Ako vidieť z obrázku, celý systém sa skladá z jednotlivých modulov ktoré si podrobnejšie popíšeme neskôr. Tieto moduly pristupujú k dátam uložených v centrálnej databáze. CakePHP je framework nad ktorým sú všetky moduly postavené. Tento framework nám uľahčuje prácu s celým systémom, nakoľko rieši štandardné problémy vo vývoji webových aplikácií ako napr. autentifikácia, prístup k databáze, prezentácia a pod. </text:p>
      <text:p text:style-name="Standard"/>
      <text:h text:style-name="Heading_20_3" text:outline-level="3">Framework CakePHP</text:h>
      <text:p text:style-name="P2">Ako už bolo spomenuté, jadro systému tvori framework CakePHP. Je to open-source framework. Jeho štruktúra bola inšpirovaná frameworkom Ruby on Rails. Hlavným prínosom CakePHP je urýchlenie vývoja webových aplikácií bez straty flexibility. Trochu si priblížime jeho architektúru. CakePHP plne podporuje MVC (Model-View-Controller) model. Tento model predstavuje rozdelenie systému do troch funkčných častí. Model, View, Controller. Vzťahy medzi jednotlivými časťami sú zachytene na Obrázku XX.</text:p>
      <text:p text:style-name="Standard"/>
      <text:p text:style-name="Standard"><draw:frame draw:style-name="fr2" draw:name="graphics1" text:anchor-type="paragraph" svg:width="10.562cm" svg:height="7.876cm" draw:z-index="0"><draw:image xlink:href="Pictures/200000700000294300001EC4752A11B6.svm" xlink:type="simple" xlink:show="embed" xlink:actuate="onLoad"/></draw:frame><text:soft-page-break/></text:p>
      <text:p text:style-name="P1">Obrázok XX. Architektúra MVC</text:p>
      <text:p text:style-name="Standard"/>
      <text:p text:style-name="Standard">MODEL</text:p>
      <text:p text:style-name="P2">prestavuje časť, ktorá sa stará o získavanie a ukladanie informácií. Tým myslíme samotnú databázu, prípadne obslužné skripty, ktoré vykonávajú akcie nad touto databázou. Údaje získané z časti Model sú následne poskytované časti View.</text:p>
      <text:p text:style-name="P2"/>
      <text:p text:style-name="P2">VIEW</text:p>
      <text:p text:style-name="P2">táto časť systému sa stará o prezentáciu dát používateľovi. Ide o tzv. user interface alebo užívateľské rozhranie.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2"/>
      <text:p text:style-name="P2">CONTROLLER</text:p>
      <text:p text:style-name="P2">je časť, ktorá sa stará o správu akcií vykonaných používateľom alebo systémom . Tieto akcie</text:p>
      <text:p text:style-name="P2">sú následne prenesené ako zmeny v časti View alebo v časti Model. Pod zmenou v časti View sa myslí napríklad zmenu stránky a pod zmenou v časti Model sa myslí napríklad uloženie nových informácií do databázy. Controller môže obsahovať aj takzvanú biznis logiku.</text:p>
      <text:p text:style-name="P2"/>
      <text:h text:style-name="Heading_20_1" text:outline-level="1">Aktuality</text:h>
      <text:p text:style-name="P2">Na obrázku XX sa nachádza diagram prípadov použitia pre modul aktuality. Aktuality predstavujú nastroj pre fakultu pomocou ktorého informuje absolventov a verejnosť o aktuálnych udalostiach. <text:s/></text:p>
      <text:p text:style-name="Standard"/>
      <text:p text:style-name="P1"><draw:frame draw:style-name="fr3" draw:name="graphics2" text:anchor-type="paragraph" svg:x="3.909cm" svg:y="0.252cm" svg:width="7.618cm" svg:height="10.802cm" draw:z-index="2"><draw:image xlink:href="Pictures/2000006A0000220F0000324C1E04E0DB.svm" xlink:type="simple" xlink:show="embed" xlink:actuate="onLoad"/></draw:frame><text:soft-page-break/></text:p>
      <text:p text:style-name="P1">Obrázok XX. Model prípadov použitia modulu aktuality</text:p>
      <text:p text:style-name="P2"/>
      <text:p text:style-name="P2">Hráči aktualít</text:p>
      <text:p text:style-name="P2"/>
      <text:list text:style-name="L1">
        <text:list-item>
          <text:p text:style-name="P4"><text:span text:style-name="T3">Fakulta</text:span>: Spravuje aktuality. Pridáva, modifikuje a odstraňuje aktuality.</text:p>
        </text:list-item>
        <text:list-item>
          <text:p text:style-name="P4"><text:span text:style-name="T3">Alumnus, Verejnosť</text:span>: Prezerajú si aktuality</text:p>
        </text:list-item>
      </text:list>
      <text:p text:style-name="P2"/>
      <text:p text:style-name="P2"/>
      <text:p text:style-name="P2">Prípady použitia modulu aktuality</text:p>
      <text:p text:style-name="P2"/>
      <text:list text:style-name="L2">
        <text:list-item>
          <text:p text:style-name="P6"><text:span text:style-name="T2">Pridanie aktuality</text:span><text:span text:style-name="T4">:</text:span> Fakulta pridáva novú aktualitu do systému. Zadá nadpis aktuality, a samotný text. Po povtrdení je aktualite automaticky nastavený čas a dátum vytvorenia. Aktualita pridaná do databázy a od tejto chvíle sa zobrazuje požívateľom systému. </text:p>
        </text:list-item>
        <text:list-item>
          <text:p text:style-name="P6"><text:span text:style-name="T2">Modifikácia aktuality:</text:span> Fakulta si mení informácie o vybranej aktualite. Okrem nadpisu a textu aktuality je možné modifikovať aj dátum aktuality.</text:p>
        </text:list-item>
        <text:list-item>
          <text:p text:style-name="P6"><text:span text:style-name="T2">Odstránenie aktuality:</text:span> Fakulta odstraňuje vybranú aktualitu zo zoznamu aktualít.</text:p>
        </text:list-item>
        <text:list-item>
          <text:p text:style-name="P6"><text:span text:style-name="T2">Prezeranie aktualít:</text:span> Fakulta, alumnus a verejnosť si prezerajú zoznam aktualít. Aktuality sa zobrazujú podľa dátumu, to znamená že najnovšie aktuality uvidí používateľ ako prvé.</text:p>
        </text:list-item>
      </text:list>
      <text:p text:style-name="P2"/>
      <text:h text:style-name="Heading_20_3" text:outline-level="3">Logický model</text:h>
      <text:p text:style-name="P10">Obrázok XX. zachytáva logický model pre modul aktuality. <text:s/>Ide vlastne o jednu tabuľku obsahujúcu informácie o aktualitách. Žiadne ďalšie relácie nie sú potrebné, vďaka čomu je modul aktualít nezávislý od ostatných častí systému.</text:p>
      <text:p text:style-name="P1"><draw:frame draw:style-name="fr2" draw:name="graphics4" text:anchor-type="paragraph" svg:width="3.099cm" svg:height="3.792cm" draw:z-index="3"><draw:image xlink:href="Pictures/2000002D00000C1B00000ED01F8877F3.svm" xlink:type="simple" xlink:show="embed" xlink:actuate="onLoad"/></draw:frame><text:soft-page-break/></text:p>
      <text:p text:style-name="P1">Obrázok XX.: Logický model údajov modulu Aktuality</text:p>
      <text:p text:style-name="Standard"/>
      <text:h text:style-name="Heading_20_1" text:outline-level="1">Slovník použitých pojmov</text:h>
      <text:p text:style-name="Standard"/>
      <text:p text:style-name="Standard">Framework - A Skeletal software component that performs functions required by a system and which is incorporated into the design of such systems /* TRANSL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álny" style:family="paragraph" style:parent-style-name="Standard" style:next-style-name="Standard">
      <style:paragraph-properties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opko</meta:initial-creator>
    <meta:creation-date>2007-11-09T17:59:27</meta:creation-date>
    <dc:creator>Jozef Hopko</dc:creator>
    <dc:date>2007-11-10T13:57:15</dc:date>
    <meta:editing-cycles>17</meta:editing-cycles>
    <meta:editing-duration>PT2H56M7S</meta:editing-duration>
    <meta:user-defined meta:name="Info 1"/>
    <meta:user-defined meta:name="Info 2"/>
    <meta:user-defined meta:name="Info 3"/>
    <meta:user-defined meta:name="Info 4"/>
    <meta:document-statistic meta:table-count="0" meta:image-count="4" meta:object-count="0" meta:page-count="4" meta:paragraph-count="30" meta:word-count="539" meta:character-count="3886"/>
  </office:meta>
</office:document-meta>
</file>